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d0c63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eca1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24d566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d0c63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eca1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d0c63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eca1d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65d8" officeooo:paragraph-rsid="001565d8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1bf91" officeooo:paragraph-rsid="0021bf91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291ec" officeooo:paragraph-rsid="002291ec" style:text-blinking="false" fo:background-color="transparent" style:font-size-asian="12pt" style:font-size-complex="12pt"/>
    </style:style>
    <style:style style:name="P16" style:family="paragraph" style:parent-style-name="Table_20_Contents">
      <style:text-properties style:font-name="Arial1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d0c6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eca1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d0c63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eca1d" style:font-size-asian="12pt" style:font-size-complex="12pt"/>
    </style:style>
    <style:style style:name="P23" style:family="paragraph" style:parent-style-name="Table_20_Contents">
      <style:text-properties style:font-name="Arial1" fo:font-size="12pt" officeooo:paragraph-rsid="001d0c63" style:font-size-asian="12pt" style:font-size-complex="12pt"/>
    </style:style>
    <style:style style:name="P24" style:family="paragraph" style:parent-style-name="Table_20_Contents">
      <style:text-properties style:font-name="Arial1" fo:font-size="12pt" officeooo:rsid="001d377d" officeooo:paragraph-rsid="001d377d" style:font-size-asian="12pt" style:font-size-complex="12pt"/>
    </style:style>
    <style:style style:name="P25" style:family="paragraph" style:parent-style-name="Table_20_Contents">
      <style:text-properties style:font-name="Arial1" fo:font-size="12pt" officeooo:rsid="001d377d" officeooo:paragraph-rsid="001eca1d" style:font-size-asian="12pt" style:font-size-complex="12pt"/>
    </style:style>
    <style:style style:name="P26" style:family="paragraph" style:parent-style-name="Table_20_Contents">
      <style:text-properties style:font-name="Arial1" fo:font-size="12pt" officeooo:rsid="001d377d" officeooo:paragraph-rsid="0020476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d377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eca1d" style:font-size-asian="12pt" style:font-size-complex="12pt"/>
    </style:style>
    <style:style style:name="P29" style:family="paragraph" style:parent-style-name="Table_20_Contents">
      <style:text-properties style:font-name="Arial1" fo:font-size="12pt" officeooo:paragraph-rsid="001eca1d" style:font-size-asian="12pt" style:font-size-complex="12pt"/>
    </style:style>
    <style:style style:name="P30" style:family="paragraph" style:parent-style-name="Table_20_Contents">
      <style:text-properties style:font-name="Arial1" fo:font-size="12pt" officeooo:rsid="001eca1d" officeooo:paragraph-rsid="001eca1d" style:font-size-asian="12pt" style:font-size-complex="12pt"/>
    </style:style>
    <style:style style:name="P31" style:family="paragraph" style:parent-style-name="Table_20_Contents">
      <style:text-properties style:font-name="Arial1" fo:font-size="12pt" officeooo:rsid="00204765" officeooo:paragraph-rsid="00204765" style:font-size-asian="12pt" style:font-size-complex="12pt"/>
    </style:style>
    <style:style style:name="P32" style:family="paragraph" style:parent-style-name="Table_20_Contents">
      <style:text-properties style:font-name="Arial1" fo:font-size="12pt" officeooo:rsid="0020ba2c" officeooo:paragraph-rsid="0020ba2c" style:font-size-asian="12pt" style:font-size-complex="12pt"/>
    </style:style>
    <style:style style:name="P33" style:family="paragraph" style:parent-style-name="Table_20_Contents">
      <style:text-properties style:font-name="Arial1" fo:font-size="12pt" officeooo:rsid="0020ba2c" officeooo:paragraph-rsid="00241b55" style:font-size-asian="12pt" style:font-size-complex="12pt"/>
    </style:style>
    <style:style style:name="P34" style:family="paragraph" style:parent-style-name="Table_20_Contents">
      <style:text-properties style:font-name="Arial1" fo:font-size="12pt" officeooo:rsid="0021bf91" officeooo:paragraph-rsid="0021bf9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24d566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b485c"/>
    </style:style>
    <style:style style:name="T2" style:family="text">
      <style:text-properties officeooo:rsid="001d377d"/>
    </style:style>
    <style:style style:name="T3" style:family="text">
      <style:text-properties officeooo:rsid="000f894e"/>
    </style:style>
    <style:style style:name="T4" style:family="text">
      <style:text-properties officeooo:rsid="000696f0"/>
    </style:style>
    <style:style style:name="T5" style:family="text">
      <style:text-properties officeooo:rsid="001eca1d"/>
    </style:style>
    <style:style style:name="T6" style:family="text">
      <style:text-properties officeooo:rsid="0021bf91"/>
    </style:style>
    <style:style style:name="T7" style:family="text">
      <style:text-properties officeooo:rsid="00222212"/>
    </style:style>
    <style:style style:name="T8" style:family="text">
      <style:text-properties officeooo:rsid="002291ec"/>
    </style:style>
    <style:style style:name="T9" style:family="text">
      <style:text-properties officeooo:rsid="00241b55"/>
    </style:style>
    <style:style style:name="T10" style:family="text">
      <style:text-properties officeooo:rsid="00254f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10">AppControlPasaje</text:span></text:p>
      <text:p text:style-name="P38"/>
      <text:p text:style-name="P39">1. Diseño de casos de prueba</text:p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ID</text:p>
          </table:table-cell>
          <table:table-cell table:style-name="Tabla1.A1" office:value-type="string">
            <text:p text:style-name="P17"><text:span text:style-name="T1">ACP</text:span>_CP_01</text:p>
          </table:table-cell>
          <table:table-cell table:style-name="Tabla1.A1" office:value-type="string">
            <text:p text:style-name="P9">Versión</text:p>
          </table:table-cell>
          <table:table-cell table:style-name="Tabla1.A1" office:value-type="string">
            <text:p text:style-name="P17">V1.2</text:p>
          </table:table-cell>
        </table:table-row>
        <table:table-row>
          <table:table-cell table:style-name="Tabla1.A1" office:value-type="string">
            <text:p text:style-name="P9">Fecha de Creación</text:p>
          </table:table-cell>
          <table:table-cell table:style-name="Tabla1.A1" office:value-type="string">
            <text:p text:style-name="P20">0<text:span text:style-name="T1">7</text:span>/<text:span text:style-name="T1">02</text:span>/2013</text:p>
          </table:table-cell>
          <table:table-cell table:style-name="Tabla1.A1" office:value-type="string">
            <text:p text:style-name="P9">Última Modificación</text:p>
          </table:table-cell>
          <table:table-cell table:style-name="Tabla1.A1" office:value-type="string">
            <text:p text:style-name="P20">-</text:p>
          </table:table-cell>
        </table:table-row>
        <table:table-row>
          <table:table-cell table:style-name="Tabla1.A1" office:value-type="string">
            <text:p text:style-name="P9">Prioridad</text:p>
          </table:table-cell>
          <table:table-cell table:style-name="Tabla1.A1" office:value-type="string">
            <text:p text:style-name="P17">Alta</text:p>
          </table:table-cell>
          <table:table-cell table:style-name="Tabla1.A1" office:value-type="string">
            <text:p text:style-name="P9">Estado</text:p>
          </table:table-cell>
          <table:table-cell table:style-name="Tabla1.A1" office:value-type="string">
            <text:p text:style-name="P17">Aprobado</text:p>
          </table:table-cell>
        </table:table-row>
        <table:table-row>
          <table:table-cell table:style-name="Tabla1.A1" office:value-type="string">
            <text:p text:style-name="P9">Nombre</text:p>
          </table:table-cell>
          <table:table-cell table:style-name="Tabla1.A1" table:number-columns-spanned="3" office:value-type="string">
            <text:p text:style-name="P24">Asignar pasajes automáticamente habiendo choferes libr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Descripción</text:p>
          </table:table-cell>
          <table:table-cell table:style-name="Tabla1.A1" table:number-columns-spanned="3" office:value-type="string">
            <text:p text:style-name="P24">Asignar pasajes que están en estado “por_asignar” a choferes en estado “libre”. El modo de asignación es automátic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Dependencias</text:p>
          </table:table-cell>
          <table:table-cell table:style-name="Tabla1.A1" table:number-columns-spanned="3" office:value-type="string">
            <text:p text:style-name="P27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Comentarios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17">Positivo</text:p>
          </table:table-cell>
        </table:table-row>
        <table:table-row>
          <table:table-cell table:style-name="Tabla1.A1" office:value-type="string">
            <text:p text:style-name="P9">Pre-condición</text:p>
          </table:table-cell>
          <table:table-cell table:style-name="Tabla1.A1" table:number-columns-spanned="3" office:value-type="string">
            <text:p text:style-name="P24">El servicio debe estar implementa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Post-condición</text:p>
          </table:table-cell>
          <table:table-cell table:style-name="Tabla1.A1" table:number-columns-spanned="3" office:value-type="string">
            <text:p text:style-name="P24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Paso</text:p>
          </table:table-cell>
          <table:table-cell table:style-name="Tabla1.A1" table:number-columns-spanned="2" office:value-type="string">
            <text:p text:style-name="P9">Descripción del Paso</text:p>
          </table:table-cell>
          <table:covered-table-cell/>
          <table:table-cell table:style-name="Tabla1.A1" office:value-type="string">
            <text:p text:style-name="P9">Resultado</text:p>
          </table:table-cell>
        </table:table-row>
        <table:table-row>
          <table:table-cell table:style-name="Tabla1.A1" office:value-type="string">
            <text:p text:style-name="P12">1</text:p>
          </table:table-cell>
          <table:table-cell table:style-name="Tabla1.A1" table:number-columns-spanned="2" office:value-type="string">
            <text:p text:style-name="P32">Crear en la tabla “ChoferesConectados” cuatro choferes en estado “LIBRE”</text:p>
          </table:table-cell>
          <table:covered-table-cell/>
          <table:table-cell table:style-name="Tabla1.A1" office:value-type="string">
            <text:p text:style-name="P32">Se crean cuatro nuevos registros en la base de datos</text:p>
          </table:table-cell>
        </table:table-row>
        <table:table-row>
          <table:table-cell table:style-name="Tabla1.A12" office:value-type="string">
            <text:p text:style-name="P13">2</text:p>
          </table:table-cell>
          <table:table-cell table:style-name="Tabla1.A12" table:number-columns-spanned="2" office:value-type="string">
            <text:p text:style-name="P32">Crear en la tabla “PasajesEnCurso” cuatro pasajes en estado “por_asignar”</text:p>
          </table:table-cell>
          <table:covered-table-cell/>
          <table:table-cell table:style-name="Tabla1.A12" office:value-type="string">
            <text:p text:style-name="P32">Se crean cuatro nuevos registros en la base de datos</text:p>
          </table:table-cell>
        </table:table-row>
        <table:table-row>
          <table:table-cell table:style-name="Tabla1.A12" office:value-type="string">
            <text:p text:style-name="P13">3</text:p>
          </table:table-cell>
          <table:table-cell table:style-name="Tabla1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1.A12" office:value-type="string">
            <text:p text:style-name="P32">Se ejecuta el servicio</text:p>
          </table:table-cell>
        </table:table-row>
        <table:table-row>
          <table:table-cell table:style-name="Tabla1.A12" office:value-type="string">
            <text:p text:style-name="P13">4</text:p>
          </table:table-cell>
          <table:table-cell table:style-name="Tabla1.A12" table:number-columns-spanned="2" office:value-type="string">
            <text:p text:style-name="P32"><text:span text:style-name="T6">V</text:span>e<text:span text:style-name="T6">rificar que se</text:span> envían cuatro mensajes a GCM</text:p>
          </table:table-cell>
          <table:covered-table-cell/>
          <table:table-cell table:style-name="Tabla1.A12" office:value-type="string">
            <text:p text:style-name="P34">Se envían los mensajes a los choferes</text:p>
          </table:table-cell>
        </table:table-row>
        <table:table-row>
          <table:table-cell table:style-name="Tabla1.A12" office:value-type="string">
            <text:p text:style-name="P14">5</text:p>
          </table:table-cell>
          <table:table-cell table:style-name="Tabla1.A12" table:number-columns-spanned="2" office:value-type="string">
            <text:p text:style-name="P34">Verificar que se modifica el estado de los cuatro choferes a “OCUPADO”</text:p>
          </table:table-cell>
          <table:covered-table-cell/>
          <table:table-cell table:style-name="Tabla1.A12" office:value-type="string">
            <text:p text:style-name="P34">Se modifican los estados</text:p>
          </table:table-cell>
        </table:table-row>
        <table:table-row>
          <table:table-cell table:style-name="Tabla1.A12" office:value-type="string">
            <text:p text:style-name="P14">6</text:p>
          </table:table-cell>
          <table:table-cell table:style-name="Tabla1.A12" table:number-columns-spanned="2" office:value-type="string">
            <text:p text:style-name="P34">Verificar que se modifica el estado de los cuatro pasajes a “en_espera”</text:p>
          </table:table-cell>
          <table:covered-table-cell/>
          <table:table-cell table:style-name="Tabla1.A12" office:value-type="string">
            <text:p text:style-name="P34">Se modifican los estados</text:p>
          </table:table-cell>
        </table:table-row>
      </table:table>
      <text:p text:style-name="P2"/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ID</text:p>
          </table:table-cell>
          <table:table-cell table:style-name="Tabla3.A1" office:value-type="string">
            <text:p text:style-name="P19"><text:span text:style-name="T1">ACP</text:span>_CP_0<text:span text:style-name="T5">2</text:span></text:p>
          </table:table-cell>
          <table:table-cell table:style-name="Tabla3.A1" office:value-type="string">
            <text:p text:style-name="P11">Versión</text:p>
          </table:table-cell>
          <table:table-cell table:style-name="Tabla3.A1" office:value-type="string">
            <text:p text:style-name="P19">V1.2</text:p>
          </table:table-cell>
        </table:table-row>
        <text:soft-page-break/>
        <table:table-row>
          <table:table-cell table:style-name="Tabla3.A1" office:value-type="string">
            <text:p text:style-name="P11">Fecha de Creación</text:p>
          </table:table-cell>
          <table:table-cell table:style-name="Tabla3.A1" office:value-type="string">
            <text:p text:style-name="P22">0<text:span text:style-name="T1">7</text:span>/<text:span text:style-name="T1">02</text:span>/2013</text:p>
          </table:table-cell>
          <table:table-cell table:style-name="Tabla3.A1" office:value-type="string">
            <text:p text:style-name="P11">Última Modificación</text:p>
          </table:table-cell>
          <table:table-cell table:style-name="Tabla3.A1" office:value-type="string">
            <text:p text:style-name="P22">-</text:p>
          </table:table-cell>
        </table:table-row>
        <table:table-row>
          <table:table-cell table:style-name="Tabla3.A1" office:value-type="string">
            <text:p text:style-name="P11">Prioridad</text:p>
          </table:table-cell>
          <table:table-cell table:style-name="Tabla3.A1" office:value-type="string">
            <text:p text:style-name="P19">Alta</text:p>
          </table:table-cell>
          <table:table-cell table:style-name="Tabla3.A1" office:value-type="string">
            <text:p text:style-name="P11">Estado</text:p>
          </table:table-cell>
          <table:table-cell table:style-name="Tabla3.A1" office:value-type="string">
            <text:p text:style-name="P19">Aprobado</text:p>
          </table:table-cell>
        </table:table-row>
        <table:table-row>
          <table:table-cell table:style-name="Tabla3.A1" office:value-type="string">
            <text:p text:style-name="P11">Nombre</text:p>
          </table:table-cell>
          <table:table-cell table:style-name="Tabla3.A1" table:number-columns-spanned="3" office:value-type="string">
            <text:p text:style-name="P25">Asignar pasajes <text:span text:style-name="T5">manualmente</text:span> habiendo choferes libr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scripción</text:p>
          </table:table-cell>
          <table:table-cell table:style-name="Tabla3.A1" table:number-columns-spanned="3" office:value-type="string">
            <text:p text:style-name="P25">Asignar pasajes que están en estado “por_asignar” a choferes en estado “libre”. El modo de asignación es <text:span text:style-name="T5">manual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pendencias</text:p>
          </table:table-cell>
          <table:table-cell table:style-name="Tabla3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Comentarios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11">Tipo</text:p>
          </table:table-cell>
          <table:table-cell table:style-name="Tabla3.A1" office:value-type="string">
            <text:p text:style-name="P19">Positivo</text:p>
          </table:table-cell>
        </table:table-row>
        <table:table-row>
          <table:table-cell table:style-name="Tabla3.A1" office:value-type="string">
            <text:p text:style-name="P11">Pre-condición</text:p>
          </table:table-cell>
          <table:table-cell table:style-name="Tabla3.A1" table:number-columns-spanned="3" office:value-type="string">
            <text:p text:style-name="P25">El servicio debe estar implement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Post-condición</text:p>
          </table:table-cell>
          <table:table-cell table:style-name="Tabla3.A1" table:number-columns-spanned="3" office:value-type="string">
            <text:p text:style-name="P25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Paso</text:p>
          </table:table-cell>
          <table:table-cell table:style-name="Tabla3.A1" table:number-columns-spanned="2" office:value-type="string">
            <text:p text:style-name="P11">Descripción del Paso</text:p>
          </table:table-cell>
          <table:covered-table-cell/>
          <table:table-cell table:style-name="Tabla3.A1" office:value-type="string">
            <text:p text:style-name="P11">Resultado</text:p>
          </table:table-cell>
        </table:table-row>
        <table:table-row>
          <table:table-cell table:style-name="Tabla3.A1" office:value-type="string">
            <text:p text:style-name="P12">1</text:p>
          </table:table-cell>
          <table:table-cell table:style-name="Tabla3.A1" table:number-columns-spanned="2" office:value-type="string">
            <text:p text:style-name="P32">Crear en la tabla “ChoferesConectados” cuatro choferes en estado “LIBRE”</text:p>
          </table:table-cell>
          <table:covered-table-cell/>
          <table:table-cell table:style-name="Tabla3.A1" office:value-type="string">
            <text:p text:style-name="P32">Se crean cuatro nuevos registros en la base de datos</text:p>
          </table:table-cell>
        </table:table-row>
        <table:table-row>
          <table:table-cell table:style-name="Tabla3.A12" office:value-type="string">
            <text:p text:style-name="P13">2</text:p>
          </table:table-cell>
          <table:table-cell table:style-name="Tabla3.A12" table:number-columns-spanned="2" office:value-type="string">
            <text:p text:style-name="P32">Crear en la tabla “PasajesEnCurso” cuatro pasajes en estado “por_asignar” <text:span text:style-name="T7">y establecer un chofer conectado a cada pasaje</text:span></text:p>
          </table:table-cell>
          <table:covered-table-cell/>
          <table:table-cell table:style-name="Tabla3.A12" office:value-type="string">
            <text:p text:style-name="P32">Se crean cuatro nuevos registros en la base de datos</text:p>
          </table:table-cell>
        </table:table-row>
        <table:table-row>
          <table:table-cell table:style-name="Tabla3.A12" office:value-type="string">
            <text:p text:style-name="P13">3</text:p>
          </table:table-cell>
          <table:table-cell table:style-name="Tabla3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3.A12" office:value-type="string">
            <text:p text:style-name="P32">Se ejecuta el servicio</text:p>
          </table:table-cell>
        </table:table-row>
        <table:table-row>
          <table:table-cell table:style-name="Tabla3.A12" office:value-type="string">
            <text:p text:style-name="P13">4</text:p>
          </table:table-cell>
          <table:table-cell table:style-name="Tabla3.A12" table:number-columns-spanned="2" office:value-type="string">
            <text:p text:style-name="P32"><text:span text:style-name="T6">V</text:span>e<text:span text:style-name="T6">rificar que se</text:span> envían cuatro mensajes a GCM</text:p>
          </table:table-cell>
          <table:covered-table-cell/>
          <table:table-cell table:style-name="Tabla3.A12" office:value-type="string">
            <text:p text:style-name="P34">Se envían los mensajes a los choferes</text:p>
          </table:table-cell>
        </table:table-row>
        <table:table-row>
          <table:table-cell table:style-name="Tabla3.A12" office:value-type="string">
            <text:p text:style-name="P14">5</text:p>
          </table:table-cell>
          <table:table-cell table:style-name="Tabla3.A12" table:number-columns-spanned="2" office:value-type="string">
            <text:p text:style-name="P34">Verificar que se modifica el estado de los cuatro choferes a “OCUPADO”</text:p>
          </table:table-cell>
          <table:covered-table-cell/>
          <table:table-cell table:style-name="Tabla3.A12" office:value-type="string">
            <text:p text:style-name="P34">Se modifican los estados</text:p>
          </table:table-cell>
        </table:table-row>
        <table:table-row>
          <table:table-cell table:style-name="Tabla3.A12" office:value-type="string">
            <text:p text:style-name="P14">6</text:p>
          </table:table-cell>
          <table:table-cell table:style-name="Tabla3.A12" table:number-columns-spanned="2" office:value-type="string">
            <text:p text:style-name="P34">Verificar que se modifica el estado de los cuatro pasajes a “en_espera”</text:p>
          </table:table-cell>
          <table:covered-table-cell/>
          <table:table-cell table:style-name="Tabla3.A12" office:value-type="string">
            <text:p text:style-name="P34">Se modifican los estados</text:p>
          </table:table-cell>
        </table:table-row>
      </table:table>
      <text:p text:style-name="P4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ID</text:p>
          </table:table-cell>
          <table:table-cell table:style-name="Tabla2.A1" office:value-type="string">
            <text:p text:style-name="P18"><text:span text:style-name="T1">ACP</text:span>_CP_0<text:span text:style-name="T5">3</text:span></text:p>
          </table:table-cell>
          <table:table-cell table:style-name="Tabla2.A1" office:value-type="string">
            <text:p text:style-name="P10">Versión</text:p>
          </table:table-cell>
          <table:table-cell table:style-name="Tabla2.A1" office:value-type="string">
            <text:p text:style-name="P18">V1.2</text:p>
          </table:table-cell>
        </table:table-row>
        <table:table-row>
          <table:table-cell table:style-name="Tabla2.A1" office:value-type="string">
            <text:p text:style-name="P10">Fecha de Creación</text:p>
          </table:table-cell>
          <table:table-cell table:style-name="Tabla2.A1" office:value-type="string">
            <text:p text:style-name="P21">0<text:span text:style-name="T5">5</text:span>/<text:span text:style-name="T1">02</text:span>/201<text:span text:style-name="T5">5</text:span></text:p>
          </table:table-cell>
          <table:table-cell table:style-name="Tabla2.A1" office:value-type="string">
            <text:p text:style-name="P10">Última Modificación</text:p>
          </table:table-cell>
          <table:table-cell table:style-name="Tabla2.A1" office:value-type="string">
            <text:p text:style-name="P21">-</text:p>
          </table:table-cell>
        </table:table-row>
        <table:table-row>
          <table:table-cell table:style-name="Tabla2.A1" office:value-type="string">
            <text:p text:style-name="P10">Prioridad</text:p>
          </table:table-cell>
          <table:table-cell table:style-name="Tabla2.A1" office:value-type="string">
            <text:p text:style-name="P18">Alta</text:p>
          </table:table-cell>
          <table:table-cell table:style-name="Tabla2.A1" office:value-type="string">
            <text:p text:style-name="P10">Estado</text:p>
          </table:table-cell>
          <table:table-cell table:style-name="Tabla2.A1" office:value-type="string">
            <text:p text:style-name="P18">Aprobado</text:p>
          </table:table-cell>
        </table:table-row>
        <table:table-row>
          <table:table-cell table:style-name="Tabla2.A1" office:value-type="string">
            <text:p text:style-name="P10">Nombre</text:p>
          </table:table-cell>
          <table:table-cell table:style-name="Tabla2.A1" table:number-columns-spanned="3" office:value-type="string">
            <text:p text:style-name="P30">Asignar pasajes automáticamente habiendo menos choferes libr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Descripción</text:p>
          </table:table-cell>
          <table:table-cell table:style-name="Tabla2.A1" table:number-columns-spanned="3" office:value-type="string">
            <text:p text:style-name="P25">Asignar pasajes que están en estado “por_asignar” a choferes <text:soft-page-break/>en estado “libre”. <text:span text:style-name="T5">La cantidad de pasajes por asignar es may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Dependencias</text:p>
          </table:table-cell>
          <table:table-cell table:style-name="Tabla2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Comentarios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10">Tipo</text:p>
          </table:table-cell>
          <table:table-cell table:style-name="Tabla2.A1" office:value-type="string">
            <text:p text:style-name="P18">Positivo</text:p>
          </table:table-cell>
        </table:table-row>
        <table:table-row>
          <table:table-cell table:style-name="Tabla2.A1" office:value-type="string">
            <text:p text:style-name="P10">Pre-condición</text:p>
          </table:table-cell>
          <table:table-cell table:style-name="Tabla2.A1" table:number-columns-spanned="3" office:value-type="string">
            <text:p text:style-name="P26">El servicio debe estar implementa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Post-condición</text:p>
          </table:table-cell>
          <table:table-cell table:style-name="Tabla2.A1" table:number-columns-spanned="3" office:value-type="string">
            <text:p text:style-name="P31">Se asignan los pasajes a los choferes disponibles, el resto se mantiene en “por_asignar”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Paso</text:p>
          </table:table-cell>
          <table:table-cell table:style-name="Tabla2.A1" table:number-columns-spanned="2" office:value-type="string">
            <text:p text:style-name="P10">Descripción del Paso</text:p>
          </table:table-cell>
          <table:covered-table-cell/>
          <table:table-cell table:style-name="Tabla2.A1" office:value-type="string">
            <text:p text:style-name="P10">Resultado</text:p>
          </table:table-cell>
        </table:table-row>
        <table:table-row>
          <table:table-cell table:style-name="Tabla2.A1" office:value-type="string">
            <text:p text:style-name="P12">1</text:p>
          </table:table-cell>
          <table:table-cell table:style-name="Tabla2.A1" table:number-columns-spanned="2" office:value-type="string">
            <text:p text:style-name="P32">Crear en la tabla “ChoferesConectados” <text:span text:style-name="T8">dos</text:span> choferes en estado “LIBRE”</text:p>
          </table:table-cell>
          <table:covered-table-cell/>
          <table:table-cell table:style-name="Tabla2.A1" office:value-type="string">
            <text:p text:style-name="P32">Se crean <text:span text:style-name="T9">dos</text:span> nuevos registros en la base de datos</text:p>
          </table:table-cell>
        </table:table-row>
        <table:table-row>
          <table:table-cell table:style-name="Tabla2.A12" office:value-type="string">
            <text:p text:style-name="P13">2</text:p>
          </table:table-cell>
          <table:table-cell table:style-name="Tabla2.A12" table:number-columns-spanned="2" office:value-type="string">
            <text:p text:style-name="P32">Crear en la tabla “PasajesEnCurso” cuatro pasajes en estado “por_asignar”</text:p>
          </table:table-cell>
          <table:covered-table-cell/>
          <table:table-cell table:style-name="Tabla2.A12" office:value-type="string">
            <text:p text:style-name="P32">Se crean cuatro nuevos registros en la base de datos</text:p>
          </table:table-cell>
        </table:table-row>
        <table:table-row>
          <table:table-cell table:style-name="Tabla2.A12" office:value-type="string">
            <text:p text:style-name="P13">3</text:p>
          </table:table-cell>
          <table:table-cell table:style-name="Tabla2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2.A12" office:value-type="string">
            <text:p text:style-name="P32">Se ejecuta el servicio</text:p>
          </table:table-cell>
        </table:table-row>
        <table:table-row>
          <table:table-cell table:style-name="Tabla2.A12" office:value-type="string">
            <text:p text:style-name="P13">4</text:p>
          </table:table-cell>
          <table:table-cell table:style-name="Tabla2.A12" table:number-columns-spanned="2" office:value-type="string">
            <text:p text:style-name="P32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2.A12" office:value-type="string">
            <text:p text:style-name="P34">Se envían los mensajes a los choferes</text:p>
          </table:table-cell>
        </table:table-row>
        <table:table-row>
          <table:table-cell table:style-name="Tabla2.A12" office:value-type="string">
            <text:p text:style-name="P15">5</text:p>
          </table:table-cell>
          <table:table-cell table:style-name="Tabla2.A12" table:number-columns-spanned="2" office:value-type="string">
            <text:p text:style-name="P34">Verificar que se modifica el estado de <text:span text:style-name="T8">los dos</text:span> choferes a “OCUPADO”</text:p>
          </table:table-cell>
          <table:covered-table-cell/>
          <table:table-cell table:style-name="Tabla2.A12" office:value-type="string">
            <text:p text:style-name="P34">Se modifican <text:span text:style-name="T8">los </text:span>estados</text:p>
          </table:table-cell>
        </table:table-row>
        <table:table-row>
          <table:table-cell table:style-name="Tabla2.A12" office:value-type="string">
            <text:p text:style-name="P14">6</text:p>
          </table:table-cell>
          <table:table-cell table:style-name="Tabla2.A12" table:number-columns-spanned="2" office:value-type="string">
            <text:p text:style-name="P34">Verificar que se modifica el estado de <text:span text:style-name="T8">solo dos</text:span> pasajes a “en_espera”, <text:span text:style-name="T8">el resto continúa en “por_asignar”</text:span></text:p>
          </table:table-cell>
          <table:covered-table-cell/>
          <table:table-cell table:style-name="Tabla2.A12" office:value-type="string">
            <text:p text:style-name="P34">Se modifican <text:span text:style-name="T8">solo dos </text:span>estados</text:p>
          </table:table-cell>
        </table:table-row>
      </table:table>
      <text:p text:style-name="P3"/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ID</text:p>
          </table:table-cell>
          <table:table-cell table:style-name="Tabla4.A1" office:value-type="string">
            <text:p text:style-name="P19"><text:span text:style-name="T1">ACP</text:span>_CP_0<text:span text:style-name="T5">4</text:span></text:p>
          </table:table-cell>
          <table:table-cell table:style-name="Tabla4.A1" office:value-type="string">
            <text:p text:style-name="P11">Versión</text:p>
          </table:table-cell>
          <table:table-cell table:style-name="Tabla4.A1" office:value-type="string">
            <text:p text:style-name="P19">V1.2</text:p>
          </table:table-cell>
        </table:table-row>
        <table:table-row>
          <table:table-cell table:style-name="Tabla4.A1" office:value-type="string">
            <text:p text:style-name="P11">Fecha de Creación</text:p>
          </table:table-cell>
          <table:table-cell table:style-name="Tabla4.A1" office:value-type="string">
            <text:p text:style-name="P22">0<text:span text:style-name="T5">5</text:span>/<text:span text:style-name="T1">02</text:span>/201<text:span text:style-name="T5">5</text:span></text:p>
          </table:table-cell>
          <table:table-cell table:style-name="Tabla4.A1" office:value-type="string">
            <text:p text:style-name="P11">Última Modificación</text:p>
          </table:table-cell>
          <table:table-cell table:style-name="Tabla4.A1" office:value-type="string">
            <text:p text:style-name="P22">-</text:p>
          </table:table-cell>
        </table:table-row>
        <table:table-row>
          <table:table-cell table:style-name="Tabla4.A1" office:value-type="string">
            <text:p text:style-name="P11">Prioridad</text:p>
          </table:table-cell>
          <table:table-cell table:style-name="Tabla4.A1" office:value-type="string">
            <text:p text:style-name="P19">Alta</text:p>
          </table:table-cell>
          <table:table-cell table:style-name="Tabla4.A1" office:value-type="string">
            <text:p text:style-name="P11">Estado</text:p>
          </table:table-cell>
          <table:table-cell table:style-name="Tabla4.A1" office:value-type="string">
            <text:p text:style-name="P19">Aprobado</text:p>
          </table:table-cell>
        </table:table-row>
        <table:table-row>
          <table:table-cell table:style-name="Tabla4.A1" office:value-type="string">
            <text:p text:style-name="P11">Nombre</text:p>
          </table:table-cell>
          <table:table-cell table:style-name="Tabla4.A1" table:number-columns-spanned="3" office:value-type="string">
            <text:p text:style-name="P30">Asignar pasajes automáticamente habiendo mas choferes libr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scripción</text:p>
          </table:table-cell>
          <table:table-cell table:style-name="Tabla4.A1" table:number-columns-spanned="3" office:value-type="string">
            <text:p text:style-name="P25">Asignar pasajes que están en estado “por_asignar” a choferes en estado “libre”. <text:span text:style-name="T5">La cantidad de pasajes por asignar es men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pendencias</text:p>
          </table:table-cell>
          <table:table-cell table:style-name="Tabla4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Comentarios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11">Tipo</text:p>
          </table:table-cell>
          <table:table-cell table:style-name="Tabla4.A1" office:value-type="string">
            <text:p text:style-name="P19">Positivo</text:p>
          </table:table-cell>
        </table:table-row>
        <text:soft-page-break/>
        <table:table-row>
          <table:table-cell table:style-name="Tabla4.A1" office:value-type="string">
            <text:p text:style-name="P11">Pre-condición</text:p>
          </table:table-cell>
          <table:table-cell table:style-name="Tabla4.A1" table:number-columns-spanned="3" office:value-type="string">
            <text:p text:style-name="P26">El servicio debe estar implemen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Post-condición</text:p>
          </table:table-cell>
          <table:table-cell table:style-name="Tabla4.A1" table:number-columns-spanned="3" office:value-type="string">
            <text:p text:style-name="P31">Se asignan todos los pasajes. A los choferes asignados se cambia su estado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Paso</text:p>
          </table:table-cell>
          <table:table-cell table:style-name="Tabla4.A1" table:number-columns-spanned="2" office:value-type="string">
            <text:p text:style-name="P11">Descripción del Paso</text:p>
          </table:table-cell>
          <table:covered-table-cell/>
          <table:table-cell table:style-name="Tabla4.A1" office:value-type="string">
            <text:p text:style-name="P11">Resultado</text:p>
          </table:table-cell>
        </table:table-row>
        <table:table-row>
          <table:table-cell table:style-name="Tabla4.A1" office:value-type="string">
            <text:p text:style-name="P12">1</text:p>
          </table:table-cell>
          <table:table-cell table:style-name="Tabla4.A1" table:number-columns-spanned="2" office:value-type="string">
            <text:p text:style-name="P32">Crear en la tabla “ChoferesConectados” <text:span text:style-name="T9">cuatro</text:span> choferes en estado “LIBRE”</text:p>
          </table:table-cell>
          <table:covered-table-cell/>
          <table:table-cell table:style-name="Tabla4.A1" office:value-type="string">
            <text:p text:style-name="P32">Se crean cuatro nuevos registros en la base de datos</text:p>
          </table:table-cell>
        </table:table-row>
        <table:table-row>
          <table:table-cell table:style-name="Tabla4.A12" office:value-type="string">
            <text:p text:style-name="P13">2</text:p>
          </table:table-cell>
          <table:table-cell table:style-name="Tabla4.A12" table:number-columns-spanned="2" office:value-type="string">
            <text:p text:style-name="P33">Crear en la tabla “PasajesEnCurso” <text:span text:style-name="T9">dos</text:span> pasajes en estado “por_asignar” <text:span text:style-name="T7">y establecer un chofer conectado a cada pasaje</text:span></text:p>
          </table:table-cell>
          <table:covered-table-cell/>
          <table:table-cell table:style-name="Tabla4.A12" office:value-type="string">
            <text:p text:style-name="P32">Se crean <text:span text:style-name="T9">dos</text:span> nuevos registros en la base de datos</text:p>
          </table:table-cell>
        </table:table-row>
        <table:table-row>
          <table:table-cell table:style-name="Tabla4.A12" office:value-type="string">
            <text:p text:style-name="P13">3</text:p>
          </table:table-cell>
          <table:table-cell table:style-name="Tabla4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4.A12" office:value-type="string">
            <text:p text:style-name="P32">Se ejecuta el servicio</text:p>
          </table:table-cell>
        </table:table-row>
        <table:table-row>
          <table:table-cell table:style-name="Tabla4.A12" office:value-type="string">
            <text:p text:style-name="P13">4</text:p>
          </table:table-cell>
          <table:table-cell table:style-name="Tabla4.A12" table:number-columns-spanned="2" office:value-type="string">
            <text:p text:style-name="P32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4.A12" office:value-type="string">
            <text:p text:style-name="P34">Se envían los mensajes a los choferes</text:p>
          </table:table-cell>
        </table:table-row>
        <table:table-row>
          <table:table-cell table:style-name="Tabla4.A12" office:value-type="string">
            <text:p text:style-name="P15">5</text:p>
          </table:table-cell>
          <table:table-cell table:style-name="Tabla4.A12" table:number-columns-spanned="2" office:value-type="string">
            <text:p text:style-name="P34">Verificar que se modifica el estado de <text:span text:style-name="T8">los dos</text:span> choferes <text:span text:style-name="T9">asignados en los pasajes </text:span>a “OCUPADO”. <text:span text:style-name="T9">El resto continúa en “LIBRE”</text:span></text:p>
          </table:table-cell>
          <table:covered-table-cell/>
          <table:table-cell table:style-name="Tabla4.A12" office:value-type="string">
            <text:p text:style-name="P34">Se modifican <text:span text:style-name="T9">solo dos </text:span>estados</text:p>
          </table:table-cell>
        </table:table-row>
        <table:table-row>
          <table:table-cell table:style-name="Tabla4.A12" office:value-type="string">
            <text:p text:style-name="P14">6</text:p>
          </table:table-cell>
          <table:table-cell table:style-name="Tabla4.A12" table:number-columns-spanned="2" office:value-type="string">
            <text:p text:style-name="P34">Verificar que se modifica el estado de los <text:span text:style-name="T9">dos</text:span> pasajes a “en_espera”</text:p>
          </table:table-cell>
          <table:covered-table-cell/>
          <table:table-cell table:style-name="Tabla4.A12" office:value-type="string">
            <text:p text:style-name="P34">Se modifican los estados</text:p>
          </table:table-cell>
        </table:table-row>
      </table:table>
      <text:p text:style-name="P4"/>
      <text:p text:style-name="P4"/>
      <text:p text:style-name="P5">2. Ejecución de casos de prueba</text:p>
      <text:p text:style-name="P6"/>
      <text:p text:style-name="P6">La ejecución de los casos de prueba se realizará en un ambiente desplegado en un servidor virtual privado, donde se encuentra instalada la aplicación java AppControlPasaje. </text:p>
      <text:p text:style-name="P6"/>
      <text:p text:style-name="P6">A continuación, se presentan los resultados de las pruebas (cada caso de prueba se ejecutó una vez):</text:p>
      <text:p text:style-name="P6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6">Número</text:p>
          </table:table-cell>
          <table:table-cell table:style-name="Tabla5.A1" office:value-type="string">
            <text:p text:style-name="P36">ID</text:p>
          </table:table-cell>
          <table:table-cell table:style-name="Tabla5.C1" office:value-type="string">
            <text:p text:style-name="P36">Ejecución</text:p>
          </table:table-cell>
        </table:table-row>
        <table:table-row>
          <table:table-cell table:style-name="Tabla5.A2" office:value-type="string">
            <text:p text:style-name="P35">1</text:p>
          </table:table-cell>
          <table:table-cell table:style-name="Tabla5.A2" office:value-type="string">
            <text:p text:style-name="P35">ACP_CP_01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ACP_CP_02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3</text:p>
          </table:table-cell>
          <table:table-cell table:style-name="Tabla5.A2" office:value-type="string">
            <text:p text:style-name="P35">ACP_CP_03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4</text:p>
          </table:table-cell>
          <table:table-cell table:style-name="Tabla5.A2" office:value-type="string">
            <text:p text:style-name="P35">ACP_CP_04</text:p>
          </table:table-cell>
          <table:table-cell table:style-name="Tabla5.C2" office:value-type="string">
            <text:p text:style-name="P37">Exitosa</text:p>
          </table:table-cell>
        </table:table-row>
      </table:table>
      <text:p text:style-name="P6"/>
      <text:p text:style-name="P6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4T00:37:46.559434609</dc:date>
    <dc:creator>sebastian </dc:creator>
    <meta:editing-duration>PT4H57M19S</meta:editing-duration>
    <meta:editing-cycles>23</meta:editing-cycles>
    <meta:generator>LibreOffice/5.0.3.2$Linux_X86_64 LibreOffice_project/00m0$Build-2</meta:generator>
    <meta:document-statistic meta:table-count="5" meta:image-count="0" meta:object-count="0" meta:page-count="4" meta:paragraph-count="205" meta:word-count="847" meta:character-count="5331" meta:non-whitespace-character-count="4687"/>
  </office:meta>
</office:document-meta>
</file>